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60000009608DC3933B.jpg" manifest:media-type="image/jpeg"/>
  <manifest:file-entry manifest:full-path="Pictures/1000000000000708000007086578AADF.jpg" manifest:media-type="image/jpeg"/>
  <manifest:file-entry manifest:full-path="Pictures/1000000000000960000009609623E40E.jpg" manifest:media-type="image/jpeg"/>
  <manifest:file-entry manifest:full-path="Pictures/10000000000009600000096061F24FFC.jpg" manifest:media-type="image/jpeg"/>
  <manifest:file-entry manifest:full-path="Pictures/100000000000096000000960F54BABCD.jpg" manifest:media-type="image/jpeg"/>
  <manifest:file-entry manifest:full-path="Pictures/100000000000096000000960BF33C1B6.jpg" manifest:media-type="image/jpeg"/>
  <manifest:file-entry manifest:full-path="Pictures/1000000000000960000009602576121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61cm, 14.28cm, 30.499cm, 11.89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5cm" svg:height="6.75cm" svg:x="0.05cm" svg:y="0.05cm">
          <draw:image xlink:href="Pictures/10000000000009600000096025761218.jpg" xlink:type="simple" xlink:show="embed" xlink:actuate="onLoad">
            <text:p/>
          </draw:image>
        </draw:frame>
        <draw:frame draw:style-name="gr1" draw:text-style-name="P1" draw:layer="layout" svg:width="6.75cm" svg:height="6.75cm" svg:x="6.75cm" svg:y="0.05cm">
          <draw:image xlink:href="Pictures/100000000000096000000960BF33C1B6.jpg" xlink:type="simple" xlink:show="embed" xlink:actuate="onLoad">
            <text:p/>
          </draw:image>
        </draw:frame>
        <draw:frame draw:style-name="gr1" draw:text-style-name="P1" draw:layer="layout" svg:width="6.75cm" svg:height="6.75cm" svg:x="13.5cm" svg:y="0.1cm">
          <draw:image xlink:href="Pictures/100000000000096000000960F54BABCD.jpg" xlink:type="simple" xlink:show="embed" xlink:actuate="onLoad">
            <text:p/>
          </draw:image>
        </draw:frame>
        <draw:frame draw:style-name="gr1" draw:text-style-name="P1" draw:layer="layout" svg:width="6.75cm" svg:height="6.75cm" svg:x="0.1cm" svg:y="6.7cm">
          <draw:image xlink:href="Pictures/1000000000000960000009609623E40E.jpg" xlink:type="simple" xlink:show="embed" xlink:actuate="onLoad">
            <text:p/>
          </draw:image>
        </draw:frame>
        <draw:frame draw:style-name="gr1" draw:text-style-name="P1" draw:layer="layout" svg:width="6.75cm" svg:height="6.75cm" svg:x="6.6cm" svg:y="6.65cm">
          <draw:image xlink:href="Pictures/10000000000009600000096061F24FFC.jpg" xlink:type="simple" xlink:show="embed" xlink:actuate="onLoad">
            <text:p/>
          </draw:image>
        </draw:frame>
        <draw:frame draw:style-name="gr2" draw:text-style-name="P1" draw:layer="layout" svg:width="2.067cm" svg:height="1.191cm" svg:x="4.833cm" svg:y="6.832cm">
          <draw:image xlink:href="Pictures/1000000000000708000007086578AADF.jpg" xlink:type="simple" xlink:show="embed" xlink:actuate="onLoad">
            <text:p/>
          </draw:image>
        </draw:frame>
        <draw:frame draw:style-name="gr1" draw:text-style-name="P1" draw:layer="layout" svg:width="6.75cm" svg:height="6.75cm" svg:x="13.5cm" svg:y="6.7cm">
          <draw:image xlink:href="Pictures/1000000000000960000009608DC3933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16:19:09.040459685</meta:creation-date>
    <dc:date>2015-05-12T16:34:34.509731535</dc:date>
    <meta:editing-duration>PT48M38S</meta:editing-duration>
    <meta:editing-cycles>5</meta:editing-cycles>
    <meta:generator>LibreOffice/4.3.7.2$Linux_X86_64 LibreOffice_project/430m0$Build-2</meta:generator>
    <dc:creator>Alistair Miles</dc:creator>
    <meta:document-statistic meta:object-count="7"/>
  </office:meta>
</office:document-meta>
</file>